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26C1000036CFAC0958C34CFE9B69.png" manifest:media-type="image/png"/>
  <manifest:file-entry manifest:full-path="Pictures/10000000000009B000000DB47A26D6DC3CD35D6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Text_20_body">
      <style:text-properties officeooo:paragraph-rsid="011e69dd"/>
    </style:style>
    <style:style style:name="P4" style:family="paragraph" style:parent-style-name="Text_20_body_20_indent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hyphenation-ladder-count="no-limit" fo:text-indent="0cm" style:auto-text-indent="false" fo:background-color="transparent" style:writing-mode="lr-tb">
        <style:tab-stops/>
      </style:paragraph-properties>
      <style:text-properties fo:font-size="13pt" style:font-size-asian="13pt" style:font-size-complex="13pt" fo:hyphenate="true" fo:hyphenation-remain-char-count="2" fo:hyphenation-push-char-count="2"/>
    </style:style>
    <style:style style:name="P5" style:family="paragraph" style:parent-style-name="Text_20_body_20_inden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writing-mode="lr-tb">
        <style:tab-stops/>
      </style:paragraph-properties>
      <style:text-properties fo:font-size="13pt" style:font-size-asian="13pt" style:font-size-complex="13pt" fo:hyphenate="true" fo:hyphenation-remain-char-count="2" fo:hyphenation-push-char-count="2"/>
    </style:style>
    <style:style style:name="P6" style:family="paragraph" style:parent-style-name="Text_20_body" style:master-page-name="First_20_Page">
      <style:paragraph-properties style:page-number="1"/>
      <style:text-properties officeooo:paragraph-rsid="011e69dd"/>
    </style:style>
    <style:style style:name="P7" style:family="paragraph" style:parent-style-name="Heading_20_1" style:master-page-name="">
      <loext:graphic-properties draw:fill="none" draw:fill-color="#729fcf"/>
      <style:paragraph-properties fo:margin-left="1.799cm" fo:margin-right="0cm" fo:margin-top="0cm" fo:margin-bottom="0.21cm" loext:contextual-spacing="false" fo:text-align="center" style:justify-single-word="false" fo:hyphenation-ladder-count="no-limit" fo:text-indent="0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fo:hyphenate="false" fo:hyphenation-remain-char-count="2" fo:hyphenation-push-char-count="2"/>
    </style:style>
    <style:style style:name="T1" style:family="text">
      <style:text-properties officeooo:rsid="00b7fa0b"/>
    </style:style>
    <style:style style:name="T2" style:family="text">
      <style:text-properties officeooo:rsid="00dd5777"/>
    </style:style>
    <style:style style:name="T3" style:family="text">
      <style:text-properties officeooo:rsid="01c05e8f"/>
    </style:style>
    <style:style style:name="T4" style:family="text">
      <style:text-properties officeooo:rsid="01c28a59"/>
    </style:style>
    <style:style style:name="T5" style:family="text">
      <style:text-properties officeooo:rsid="01c74322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7" text:outline-level="1">Relatório <text:span text:style-name="T3">de Manutenção </text:span>Corretiva</text:h>
      <text:p text:style-name="Título_20_2_20_em_20_Quadro"><text:user-field-get text:name="py3o.objects.mco_task_customer_number">CodPo</text:user-field-get><text:span text:style-name="T2"> – </text:span><text:span text:style-name="T2"><text:user-field-get text:name="py3o.objects.mco_task_customer_name">NamePo</text:user-field-get></text:span></text:p>
      <text:p text:style-name="Título_20_2_20_em_20_Quadro"><text:user-field-get text:name="py3o.objects.mco_task_request_number">Número do Chamado</text:user-field-get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Data <text:span text:style-name="T4">da execução</text:span>: <text:user-field-get text:name="py3o.objects.mco_form_date_time">DataEnvRel</text:user-field-get></text:p>
      <text:p text:style-name="P4"><text:span text:style-name="T4">Colaborador responsável</text:span>: <text:user-field-get text:name="py3o.objects.mco_form_employee_firstname">Colaborador</text:user-field-get></text:p>
      <text:p text:style-name="P5">Revisor: <text:span text:style-name="T5">Juliana Agu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undo_5f_primeira" draw:display-name="fundo_primeira" xlink:href="Pictures/10000000000009B000000DB47A26D6DC3CD35D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1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4.00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2" fo:font-family="'DejaVu Sans'" style:font-style-name="Negrito" style:font-family-generic="swiss" style:font-pitch="variable" fo:font-size="20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style:font-name="DejaVu Sans2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  <style:text-properties fo:font-size="16pt" fo:font-weight="bold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officeooo:rsid="00b7fa0b"/>
    </style:style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cm" fo:margin-left="0cm" fo:margin-right="0cm" fo:margin-bottom="0.499cm" style:shadow="none" fo:background-color="transparent" style:dynamic-spacing="false" draw:fill="none" draw:fill-color="#729fcf" draw:opacity="0%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4.392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fundo_5f_primeira" draw:opacity="100%" draw:fill-image-width="0cm" draw:fill-image-height="0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Header_20_left"/>
      </style:header-first>
      <style:footer>
        <text:p text:style-name="MP2"><text:span text:style-name="MT1">Página </text:span><text:page-number text:select-page="current">3</text:page-number> <text:span text:style-name="MT1">de </text:span><text:span text:style-name="MT1"><text:page-count>1</text:page-count></text:span></text:p>
      </style:footer>
      <style:footer-first>
        <text:p text:style-name="MP2"><text:span text:style-name="MT1">Página </text:span><text:page-number text:select-page="current">2</text:page-number> <text:span text:style-name="MT1">de </text:span><text:span text:style-name="MT1"><text:page-count>1</text:page-count></text:span></text:p>
        <text:p text:style-name="MP2"/>
      </style:footer-first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Figura1" text:anchor-type="paragraph" svg:width="21.001cm" svg:height="29.7cm" draw:z-index="0"><draw:image xlink:href="Pictures/10000201000026C1000036CFAC0958C34CFE9B69.png" xlink:type="simple" xlink:show="embed" xlink:actuate="onLoad"/></draw:frame></text:p>
      </style:header>
    </style:master-page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8T10:30:44.524133330</dc:date>
    <meta:editing-duration>P4DT21H41M41S</meta:editing-duration>
    <meta:editing-cycles>267</meta:editing-cycles>
    <meta:generator>LibreOffice/5.3.3.2$Linux_X86_64 LibreOffice_project/30m0$Build-2</meta:generator>
    <meta:print-date>2017-05-25T20:14:06.713393919</meta:print-date>
    <meta:document-statistic meta:table-count="0" meta:image-count="1" meta:object-count="0" meta:page-count="1" meta:paragraph-count="8" meta:word-count="27" meta:character-count="175" meta:non-whitespace-character-count="155"/>
  </office:meta>
</office:document-meta>
</file>